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6" style:parent-style-name="Graphics">
      <style:graphic-properties draw:fill="none" fo:clip="rect(0in 0in 0in 0in)" draw:stroke="none"/>
    </style:style>
    <style:style style:family="paragraph" style:name="a40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380" draw:master-page-name="Master1-Layout1-title-Titeldia" presentation:presentation-page-layout-name="Master1-PPL1">
        <draw:frame draw:id="id63" presentation:style-name="a384" draw:name="Titel 1" svg:x="0in" svg:y="0.3638in" svg:width="10in" svg:height="1.60764in" presentation:class="title" presentation:placeholder="false">
          <draw:text-box>
            <text:p text:style-name="a383" text:class-names="" text:cond-style-name=""><text:span text:style-name="a381" text:class-names="">Processing</text:span><text:span text:style-name="a382" text:class-names=""/></text:p>
          </draw:text-box>
          <svg:desc/>
        </draw:frame>
        <draw:frame draw:id="id64" presentation:style-name="a385" draw:name="Ondertitel 2" svg:x="1.5in" svg:y="4.25in" svg:width="7in" svg:height="1.91667in" presentation:class="subtitle" presentation:placeholder="true">
          <draw:text-box/>
          <svg:desc/>
        </draw:frame>
        <draw:frame draw:id="id65" draw:style-name="a386" draw:name="Picture 2" svg:x="2.48003in" svg:y="2.01752in" svg:width="4.89429in" svg:height="4.89429in" style:rel-width="scale" style:rel-height="scale">
          <draw:image xlink:href="media/image1.png" xlink:type="simple" xlink:show="embed" xlink:actuate="onLoad"/>
          <svg:desc>C:\Users\Thijs\Documents\processing-2.2.1\lib\icons\pde-512.png</svg:desc>
        </draw:frame>
      </draw:page>
      <draw:page draw:name="Slide3" draw:style-name="a387" draw:master-page-name="Master1-Layout2-obj-Titel-en-object" presentation:presentation-page-layout-name="Master1-PPL2">
        <draw:frame draw:id="id66" presentation:style-name="a391" draw:name="Titel 1" svg:x="0.5in" svg:y="0.30035in" svg:width="9in" svg:height="1.25in" presentation:class="title" presentation:placeholder="false">
          <draw:text-box>
            <text:p text:style-name="a390" text:class-names="" text:cond-style-name=""><text:span text:style-name="a388" text:class-names="">Vandaag</text:span><text:span text:style-name="a389" text:class-names=""/></text:p>
          </draw:text-box>
          <svg:desc/>
        </draw:frame>
        <draw:frame draw:id="id67" presentation:style-name="a414" draw:name="Tijdelijke aanduiding voor inhoud 2" svg:x="0.5in" svg:y="1.75in" svg:width="9in" svg:height="4.94965in" presentation:class="outline" presentation:placeholder="false">
          <draw:text-box>
            <text:list text:style-name="a395">
              <text:list-item>
                <text:p text:style-name="a394" text:class-names="" text:cond-style-name=""><text:span text:style-name="a392" text:class-names="">Tijd</text:span><text:span text:style-name="a393" text:class-names=""/></text:p>
              </text:list-item>
            </text:list>
            <text:list text:style-name="a398">
              <text:list-item>
                <text:p text:style-name="a397" text:class-names="" text:cond-style-name=""><text:span text:style-name="a396" text:class-names=""/></text:p>
              </text:list-item>
            </text:list>
            <text:list text:style-name="a402">
              <text:list-item>
                <text:p text:style-name="a401" text:class-names="" text:cond-style-name=""><text:span text:style-name="a399" text:class-names="">millis</text:span><text:span text:style-name="a400" text:class-names="">()</text:span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/></text:p>
              </text:list-item>
            </text:list>
            <text:list text:style-name="a410">
              <text:list-item>
                <text:p text:style-name="a409" text:class-names="" text:cond-style-name=""><text:span text:style-name="a406" text:class-names="">print /<text:s text:c="1"/></text:span><text:span text:style-name="a407" text:class-names="">println</text:span><text:span text:style-name="a408" text:class-names=""/></text:p>
              </text:list-item>
            </text:list>
            <text:list text:style-name="a413">
              <text:list-item>
                <text:list text:style-name="a413">
                  <text:list-item>
                    <text:p text:style-name="a412" text:class-names="" text:cond-style-name=""><text:span text:style-name="a411" text:class-names=""/></text:p>
                  </text:list-item>
                </text:list>
              </text:list-item>
            </text:list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el en objec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ekop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Inhoud van twee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Vergelijking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Alleen tite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Leeg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Inhoud met bijschrif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Afbeelding met bijschrif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el en verticale teks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e titel en teks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a" style:page-layout-name="pageLayout1" draw:style-name="a0">
      <draw:frame draw:id="id0" presentation:style-name="a4" draw:name="Tijdelijke aanduiding voor titel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Klik om het opmaakprofiel te bewerken</text:span><text:span text:style-name="a2" text:class-names=""/></text:p>
        </draw:text-box>
        <svg:desc/>
      </draw:frame>
      <draw:frame draw:id="id1" presentation:style-name="a21" draw:name="Tijdelijke aanduiding voor tekst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 om de opmaakprofielen van de modeltekst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6" draw:name="Tijdelijke aanduiding voor datum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3-8-2015</text:date></text:span><text:span text:style-name="a24" text:class-names=""/></text:p>
        </draw:text-box>
        <svg:desc/>
      </draw:frame>
      <draw:frame draw:id="id3" presentation:style-name="a29" draw:name="Tijdelijke aanduiding voor voettekst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desc/>
      </draw:frame>
      <draw:frame draw:id="id4" presentation:style-name="a33" draw:name="Tijdelijke aanduiding voor dianumm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r.›</text:page-number></text:span><text:span text:style-name="a31" text:class-names=""/></text:p>
        </draw:text-box>
        <svg:desc/>
      </draw:frame>
    </style:master-page>
    <style:master-page style:name="Master1-Layout1-title-Titeldia" style:page-layout-name="pageLayout1" draw:style-name="a34">
      <draw:frame draw:id="id5" presentation:style-name="a38" draw:name="Titel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Klik om het opmaakprofiel te bewerken</text:span><text:span text:style-name="a36" text:class-names=""/></text:p>
        </draw:text-box>
        <svg:desc/>
      </draw:frame>
      <draw:frame draw:id="id6" presentation:style-name="a42" draw:name="Ondertitel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Klik om het opmaakprofiel van de modelondertitel te bewerken</text:span><text:span text:style-name="a40" text:class-names=""/></text:p>
        </draw:text-box>
        <svg:desc/>
      </draw:frame>
      <draw:frame draw:id="id7" presentation:style-name="a47" draw:name="Tijdelijke aanduiding voor datum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3-8-2015</text:date></text:span><text:span text:style-name="a45" text:class-names=""/></text:p>
        </draw:text-box>
        <svg:desc/>
      </draw:frame>
      <draw:frame draw:id="id8" presentation:style-name="a50" draw:name="Tijdelijke aanduiding voor voettekst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desc/>
      </draw:frame>
      <draw:frame draw:id="id9" presentation:style-name="a54" draw:name="Tijdelijke aanduiding voor dianumm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r.›</text:page-number></text:span><text:span text:style-name="a52" text:class-names=""/></text:p>
        </draw:text-box>
        <svg:desc/>
      </draw:frame>
    </style:master-page>
    <style:master-page style:name="Master1-Layout2-obj-Titel-en-object" style:page-layout-name="pageLayout1" draw:style-name="a55">
      <draw:frame draw:id="id10" presentation:style-name="a59" draw:name="Titel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Klik om het opmaakprofiel te bewerken</text:span><text:span text:style-name="a57" text:class-names=""/></text:p>
        </draw:text-box>
        <svg:desc/>
      </draw:frame>
      <draw:frame draw:id="id11" presentation:style-name="a76" draw:name="Tijdelijke aanduiding voor inhoud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k om de opmaakprofielen van de modeltekst te bewerk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Tweed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Vijfd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81" draw:name="Tijdelijke aanduiding voor datum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3-8-2015</text:date></text:span><text:span text:style-name="a79" text:class-names=""/></text:p>
        </draw:text-box>
        <svg:desc/>
      </draw:frame>
      <draw:frame draw:id="id13" presentation:style-name="a84" draw:name="Tijdelijke aanduiding voor voettekst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desc/>
      </draw:frame>
      <draw:frame draw:id="id14" presentation:style-name="a88" draw:name="Tijdelijke aanduiding voor dianumm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r.›</text:page-number></text:span><text:span text:style-name="a86" text:class-names=""/></text:p>
        </draw:text-box>
        <svg:desc/>
      </draw:frame>
    </style:master-page>
    <style:master-page style:name="Master1-Layout3-secHead-Sectiekop" style:page-layout-name="pageLayout1" draw:style-name="a89">
      <draw:frame draw:id="id15" presentation:style-name="a93" draw:name="Titel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Klik om het opmaakprofiel te bewerken</text:span><text:span text:style-name="a91" text:class-names=""/></text:p>
        </draw:text-box>
        <svg:desc/>
      </draw:frame>
      <draw:frame draw:id="id16" presentation:style-name="a97" draw:name="Tijdelijke aanduiding voor tekst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k om de opmaakprofielen van de modeltekst te bewerken</text:span></text:p>
            </text:list-item>
          </text:list>
        </draw:text-box>
        <svg:desc/>
      </draw:frame>
      <draw:frame draw:id="id17" presentation:style-name="a102" draw:name="Tijdelijke aanduiding voor datum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3-8-2015</text:date></text:span><text:span text:style-name="a100" text:class-names=""/></text:p>
        </draw:text-box>
        <svg:desc/>
      </draw:frame>
      <draw:frame draw:id="id18" presentation:style-name="a105" draw:name="Tijdelijke aanduiding voor voettekst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desc/>
      </draw:frame>
      <draw:frame draw:id="id19" presentation:style-name="a109" draw:name="Tijdelijke aanduiding voor dianumm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r.›</text:page-number></text:span><text:span text:style-name="a107" text:class-names=""/></text:p>
        </draw:text-box>
        <svg:desc/>
      </draw:frame>
    </style:master-page>
    <style:master-page style:name="Master1-Layout4-twoObj-Inhoud-van-twee" style:page-layout-name="pageLayout1" draw:style-name="a110">
      <draw:frame draw:id="id20" presentation:style-name="a114" draw:name="Titel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Klik om het opmaakprofiel te bewerken</text:span><text:span text:style-name="a112" text:class-names=""/></text:p>
        </draw:text-box>
        <svg:desc/>
      </draw:frame>
      <draw:frame draw:id="id21" presentation:style-name="a131" draw:name="Tijdelijke aanduiding voor inhoud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 om de opmaakprofielen van de modeltekst te bewerk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Tweed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Vijfd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48" draw:name="Tijdelijke aanduiding voor inhoud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 om de opmaakprofielen van de modeltekst te bewerk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Tweed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Vijfd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53" draw:name="Tijdelijke aanduiding voor datum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3-8-2015</text:date></text:span><text:span text:style-name="a151" text:class-names=""/></text:p>
        </draw:text-box>
        <svg:desc/>
      </draw:frame>
      <draw:frame draw:id="id24" presentation:style-name="a156" draw:name="Tijdelijke aanduiding voor voettekst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desc/>
      </draw:frame>
      <draw:frame draw:id="id25" presentation:style-name="a160" draw:name="Tijdelijke aanduiding voor dianumm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r.›</text:page-number></text:span><text:span text:style-name="a158" text:class-names=""/></text:p>
        </draw:text-box>
        <svg:desc/>
      </draw:frame>
    </style:master-page>
    <style:master-page style:name="Master1-Layout5-twoTxTwoObj-Vergelijking" style:page-layout-name="pageLayout1" draw:style-name="a161">
      <draw:frame draw:id="id26" presentation:style-name="a165" draw:name="Titel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Klik om het opmaakprofiel te bewerken</text:span><text:span text:style-name="a163" text:class-names=""/></text:p>
        </draw:text-box>
        <svg:desc/>
      </draw:frame>
      <draw:frame draw:id="id27" presentation:style-name="a169" draw:name="Tijdelijke aanduiding voor tekst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 om de opmaakprofielen van de modeltekst te bewerken</text:span></text:p>
            </text:list-item>
          </text:list>
        </draw:text-box>
        <svg:desc/>
      </draw:frame>
      <draw:frame draw:id="id28" presentation:style-name="a186" draw:name="Tijdelijke aanduiding voor inhoud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k om de opmaakprofielen van de modeltekst te bewerk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Tweed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Vijfd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190" draw:name="Tijdelijke aanduiding voor tekst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 om de opmaakprofielen van de modeltekst te bewerken</text:span></text:p>
            </text:list-item>
          </text:list>
        </draw:text-box>
        <svg:desc/>
      </draw:frame>
      <draw:frame draw:id="id30" presentation:style-name="a207" draw:name="Tijdelijke aanduiding voor inhoud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 om de opmaakprofielen van de modeltekst te bewerk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Tweed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Vijfd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212" draw:name="Tijdelijke aanduiding voor datum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3-8-2015</text:date></text:span><text:span text:style-name="a210" text:class-names=""/></text:p>
        </draw:text-box>
        <svg:desc/>
      </draw:frame>
      <draw:frame draw:id="id32" presentation:style-name="a215" draw:name="Tijdelijke aanduiding voor voettekst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desc/>
      </draw:frame>
      <draw:frame draw:id="id33" presentation:style-name="a219" draw:name="Tijdelijke aanduiding voor dianumm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r.›</text:page-number></text:span><text:span text:style-name="a217" text:class-names=""/></text:p>
        </draw:text-box>
        <svg:desc/>
      </draw:frame>
    </style:master-page>
    <style:master-page style:name="Master1-Layout6-titleOnly-Alleen-titel" style:page-layout-name="pageLayout1" draw:style-name="a220">
      <draw:frame draw:id="id34" presentation:style-name="a224" draw:name="Titel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Klik om het opmaakprofiel te bewerken</text:span><text:span text:style-name="a222" text:class-names=""/></text:p>
        </draw:text-box>
        <svg:desc/>
      </draw:frame>
      <draw:frame draw:id="id35" presentation:style-name="a229" draw:name="Tijdelijke aanduiding voor datum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3-8-2015</text:date></text:span><text:span text:style-name="a227" text:class-names=""/></text:p>
        </draw:text-box>
        <svg:desc/>
      </draw:frame>
      <draw:frame draw:id="id36" presentation:style-name="a232" draw:name="Tijdelijke aanduiding voor voettekst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desc/>
      </draw:frame>
      <draw:frame draw:id="id37" presentation:style-name="a236" draw:name="Tijdelijke aanduiding voor dianumm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r.›</text:page-number></text:span><text:span text:style-name="a234" text:class-names=""/></text:p>
        </draw:text-box>
        <svg:desc/>
      </draw:frame>
    </style:master-page>
    <style:master-page style:name="Master1-Layout7-blank-Leeg" style:page-layout-name="pageLayout1" draw:style-name="a237">
      <draw:frame draw:id="id38" presentation:style-name="a242" draw:name="Tijdelijke aanduiding voor datum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3-8-2015</text:date></text:span><text:span text:style-name="a240" text:class-names=""/></text:p>
        </draw:text-box>
        <svg:desc/>
      </draw:frame>
      <draw:frame draw:id="id39" presentation:style-name="a245" draw:name="Tijdelijke aanduiding voor voettekst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desc/>
      </draw:frame>
      <draw:frame draw:id="id40" presentation:style-name="a249" draw:name="Tijdelijke aanduiding voor dianumm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r.›</text:page-number></text:span><text:span text:style-name="a247" text:class-names=""/></text:p>
        </draw:text-box>
        <svg:desc/>
      </draw:frame>
    </style:master-page>
    <style:master-page style:name="Master1-Layout8-objTx-Inhoud-met-bijschrift" style:page-layout-name="pageLayout1" draw:style-name="a250">
      <draw:frame draw:id="id41" presentation:style-name="a254" draw:name="Titel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Klik om het opmaakprofiel te bewerken</text:span><text:span text:style-name="a252" text:class-names=""/></text:p>
        </draw:text-box>
        <svg:desc/>
      </draw:frame>
      <draw:frame draw:id="id42" presentation:style-name="a271" draw:name="Tijdelijke aanduiding voor inhoud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k om de opmaakprofielen van de modeltekst te bewerk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Tweed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Vijfd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275" draw:name="Tijdelijke aanduiding voor tekst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k om de opmaakprofielen van de modeltekst te bewerken</text:span></text:p>
            </text:list-item>
          </text:list>
        </draw:text-box>
        <svg:desc/>
      </draw:frame>
      <draw:frame draw:id="id44" presentation:style-name="a280" draw:name="Tijdelijke aanduiding voor datum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3-8-2015</text:date></text:span><text:span text:style-name="a278" text:class-names=""/></text:p>
        </draw:text-box>
        <svg:desc/>
      </draw:frame>
      <draw:frame draw:id="id45" presentation:style-name="a283" draw:name="Tijdelijke aanduiding voor voettekst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desc/>
      </draw:frame>
      <draw:frame draw:id="id46" presentation:style-name="a287" draw:name="Tijdelijke aanduiding voor dianumm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r.›</text:page-number></text:span><text:span text:style-name="a285" text:class-names=""/></text:p>
        </draw:text-box>
        <svg:desc/>
      </draw:frame>
    </style:master-page>
    <style:master-page style:name="Master1-Layout9-picTx-Afbeelding-met-bijschrift" style:page-layout-name="pageLayout1" draw:style-name="a288">
      <draw:frame draw:id="id47" presentation:style-name="a292" draw:name="Titel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Klik om het opmaakprofiel te bewerken</text:span><text:span text:style-name="a290" text:class-names=""/></text:p>
        </draw:text-box>
        <svg:desc/>
      </draw:frame>
      <draw:frame draw:id="id48" presentation:style-name="a295" draw:name="Tijdelijke aanduiding voor afbeelding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desc/>
      </draw:frame>
      <draw:frame draw:id="id49" presentation:style-name="a299" draw:name="Tijdelijke aanduiding voor tekst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k om de opmaakprofielen van de modeltekst te bewerken</text:span></text:p>
            </text:list-item>
          </text:list>
        </draw:text-box>
        <svg:desc/>
      </draw:frame>
      <draw:frame draw:id="id50" presentation:style-name="a304" draw:name="Tijdelijke aanduiding voor datum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3-8-2015</text:date></text:span><text:span text:style-name="a302" text:class-names=""/></text:p>
        </draw:text-box>
        <svg:desc/>
      </draw:frame>
      <draw:frame draw:id="id51" presentation:style-name="a307" draw:name="Tijdelijke aanduiding voor voettekst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desc/>
      </draw:frame>
      <draw:frame draw:id="id52" presentation:style-name="a311" draw:name="Tijdelijke aanduiding voor dianumm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nr.›</text:page-number></text:span><text:span text:style-name="a309" text:class-names=""/></text:p>
        </draw:text-box>
        <svg:desc/>
      </draw:frame>
    </style:master-page>
    <style:master-page style:name="Master1-Layout10-vertTx-Titel-en-verticale-tekst" style:page-layout-name="pageLayout1" draw:style-name="a312">
      <draw:frame draw:id="id53" presentation:style-name="a316" draw:name="Titel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Klik om het opmaakprofiel te bewerken</text:span><text:span text:style-name="a314" text:class-names=""/></text:p>
        </draw:text-box>
        <svg:desc/>
      </draw:frame>
      <draw:frame draw:id="id54" presentation:style-name="a333" draw:name="Tijdelijke aanduiding voor verticale tekst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 om de opmaakprofielen van de modeltekst te bewerk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Tweed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Vijfd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338" draw:name="Tijdelijke aanduiding voor datum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3-8-2015</text:date></text:span><text:span text:style-name="a336" text:class-names=""/></text:p>
        </draw:text-box>
        <svg:desc/>
      </draw:frame>
      <draw:frame draw:id="id56" presentation:style-name="a341" draw:name="Tijdelijke aanduiding voor voettekst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desc/>
      </draw:frame>
      <draw:frame draw:id="id57" presentation:style-name="a345" draw:name="Tijdelijke aanduiding voor dianumm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r.›</text:page-number></text:span><text:span text:style-name="a343" text:class-names=""/></text:p>
        </draw:text-box>
        <svg:desc/>
      </draw:frame>
    </style:master-page>
    <style:master-page style:name="Master1-Layout11-vertTitleAndTx-Verticale-titel-en-tekst" style:page-layout-name="pageLayout1" draw:style-name="a346">
      <draw:frame draw:id="id58" presentation:style-name="a350" draw:name="Verticale titel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Klik om het opmaakprofiel te bewerken</text:span><text:span text:style-name="a348" text:class-names=""/></text:p>
        </draw:text-box>
        <svg:desc/>
      </draw:frame>
      <draw:frame draw:id="id59" presentation:style-name="a367" draw:name="Tijdelijke aanduiding voor verticale tekst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k om de opmaakprofielen van de modeltekst te bewerk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Tweed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Vijfd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372" draw:name="Tijdelijke aanduiding voor datum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3-8-2015</text:date></text:span><text:span text:style-name="a370" text:class-names=""/></text:p>
        </draw:text-box>
        <svg:desc/>
      </draw:frame>
      <draw:frame draw:id="id61" presentation:style-name="a375" draw:name="Tijdelijke aanduiding voor voettekst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desc/>
      </draw:frame>
      <draw:frame draw:id="id62" presentation:style-name="a379" draw:name="Tijdelijke aanduiding voor dianumm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nr.›</text:page-number></text:span><text:span text:style-name="a377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Processing</dc:title>
    <meta:initial-creator>Thijs van Beers</meta:initial-creator>
    <dc:creator>Thijs van Beers</dc:creator>
    <meta:creation-date>2014-10-16T20:52:21Z</meta:creation-date>
    <dc:date>2015-08-13T18:38:16Z</dc:date>
    <meta:editing-cycles>7</meta:editing-cycles>
    <meta:editing-duration>PT2460S</meta:editing-duration>
    <meta:document-statistic meta:paragraph-count="7" meta:word-count="8"/>
  </office:meta>
</office:document-meta>
</file>